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style:font-name="Calibri" officeooo:paragraph-rsid="000a4817"/>
    </style:style>
    <style:style style:name="P2" style:family="paragraph" style:parent-style-name="Heading_20_2">
      <style:text-properties style:font-name="Calibri" officeooo:rsid="000614a0" officeooo:paragraph-rsid="000a4817"/>
    </style:style>
    <style:style style:name="P3" style:family="paragraph" style:parent-style-name="Heading_20_2">
      <style:text-properties style:font-name="Calibri"/>
    </style:style>
    <style:style style:name="P4" style:family="paragraph" style:parent-style-name="Heading_20_2">
      <style:paragraph-properties fo:break-before="page"/>
      <style:text-properties style:font-name="Calibri" officeooo:paragraph-rsid="000a4817"/>
    </style:style>
    <style:style style:name="P5" style:family="paragraph" style:parent-style-name="Standard">
      <style:paragraph-properties fo:text-align="start" style:justify-single-word="false" style:writing-mode="lr-tb"/>
      <style:text-properties style:font-name="Calibri" fo:font-size="12pt" fo:language="fr" fo:country="FR" officeooo:paragraph-rsid="000a4817" style:font-size-asian="12pt" style:font-size-complex="12pt"/>
    </style:style>
    <style:style style:name="P6" style:family="paragraph" style:parent-style-name="Standard">
      <style:paragraph-properties fo:text-align="start" style:justify-single-word="false" style:writing-mode="lr-tb"/>
      <style:text-properties style:font-name="Calibri" fo:font-size="12pt" fo:language="fr" fo:country="FR" fo:font-weight="normal" officeooo:rsid="000614a0" officeooo:paragraph-rsid="000a4817" style:font-size-asian="12pt" style:font-weight-asian="normal" style:font-size-complex="12pt" style:font-weight-complex="normal"/>
    </style:style>
    <style:style style:name="P7" style:family="paragraph" style:parent-style-name="Standard">
      <style:paragraph-properties fo:text-align="start" style:justify-single-word="false" style:writing-mode="lr-tb"/>
      <style:text-properties style:font-name="Calibri" fo:font-size="11pt" fo:language="fr" fo:country="FR" fo:font-weight="normal" officeooo:rsid="000614a0" officeooo:paragraph-rsid="000a4817" style:font-size-asian="11pt" style:font-weight-asian="normal" style:font-size-complex="11pt" style:font-weight-complex="normal"/>
    </style:style>
    <style:style style:name="P8" style:family="paragraph" style:parent-style-name="Standard">
      <style:paragraph-properties fo:text-align="start" style:justify-single-word="false" style:writing-mode="lr-tb"/>
      <style:text-properties style:font-name="Calibri" fo:font-size="11pt" fo:language="fr" fo:country="FR" fo:font-weight="normal" officeooo:rsid="000a4817" officeooo:paragraph-rsid="000a4817" style:font-size-asian="11pt" style:font-weight-asian="normal" style:font-size-complex="11pt" style:font-weight-complex="normal"/>
    </style:style>
    <style:style style:name="P9" style:family="paragraph" style:parent-style-name="Standard">
      <style:paragraph-properties fo:text-align="start" style:justify-single-word="false" style:writing-mode="lr-tb"/>
      <style:text-properties style:font-name="Calibri" fo:font-size="11pt" fo:language="fr" fo:country="FR" fo:font-weight="normal" officeooo:rsid="000614a0" officeooo:paragraph-rsid="000a4817" style:font-size-asian="9.60000038146973pt" style:font-weight-asian="normal" style:font-size-complex="11pt" style:font-weight-complex="normal"/>
    </style:style>
    <style:style style:name="P10" style:family="paragraph" style:parent-style-name="Text_20_body">
      <loext:graphic-properties draw:fill="none"/>
      <style:paragraph-properties fo:margin-left="0in" fo:margin-right="1.1598in" fo:text-align="justify" style:justify-single-word="false" fo:text-indent="0in" style:auto-text-indent="false" fo:background-color="transparent"/>
      <style:text-properties style:font-name="Calibri" fo:language="fr" fo:country="FR" officeooo:rsid="000614a0" officeooo:paragraph-rsid="000a4817"/>
    </style:style>
    <style:style style:name="P11" style:family="paragraph" style:parent-style-name="Text_20_body" style:list-style-name="L1">
      <style:paragraph-properties fo:margin-left="0in" fo:margin-right="0in" fo:text-indent="0in" style:auto-text-indent="false" fo:padding="0in" fo:border="none" style:writing-mode="lr-tb"/>
      <style:text-properties style:font-name="Calibri" fo:background-color="transparent"/>
    </style:style>
    <style:style style:name="P12" style:family="paragraph" style:parent-style-name="Text_20_body" style:list-style-name="L1">
      <style:paragraph-properties fo:margin-left="0in" fo:margin-right="0in" fo:text-indent="0in" style:auto-text-indent="false" fo:padding="0in" fo:border="none" style:writing-mode="lr-tb"/>
      <style:text-properties style:font-name="Calibri" officeooo:paragraph-rsid="000a4817"/>
    </style:style>
    <style:style style:name="T1" style:family="text">
      <style:text-properties style:text-outline="false" style:text-line-through-style="none" style:text-line-through-type="none" fo:font-style="normal" fo:text-shadow="none" style:text-underline-style="none" style:font-style-asian="normal" style:text-emphasize="none"/>
    </style:style>
    <style:style style:name="T2" style:family="text">
      <style:text-properties style:text-outline="false" style:text-line-through-style="none" style:text-line-through-type="none" fo:font-style="normal" fo:text-shadow="none" style:text-underline-style="none" officeooo:rsid="000a4817" style:font-style-asian="normal" style:text-emphasize="none"/>
    </style:style>
    <style:style style:name="T3" style:family="text">
      <style:text-properties style:text-outline="false" style:text-line-through-style="none" style:text-line-through-type="none" fo:font-style="normal" fo:text-shadow="none" style:text-underline-style="none" fo:font-weight="bold" style:font-style-asian="normal" style:font-weight-asian="bold" style:text-emphasize="none"/>
    </style:style>
    <style:style style:name="T4" style:family="text">
      <style:text-properties style:text-outline="false" style:text-line-through-style="none" style:text-line-through-type="none" style:font-name="Arial" fo:font-size="8pt" fo:font-style="normal" fo:text-shadow="none" style:text-underline-style="none" fo:font-weight="bold" style:font-size-asian="8pt" style:font-style-asian="normal" style:font-weight-asian="bold" style:text-emphasize="none"/>
    </style:style>
    <style:style style:name="T5" style:family="text">
      <style:text-properties officeooo:rsid="000a4817"/>
    </style:style>
    <style:style style:name="T6" style:family="text">
      <style:text-properties fo:background-color="transparent" loext:char-shading-value="0"/>
    </style:style>
    <style:style style:name="T7" style:family="text">
      <style:text-properties fo:language="fr" fo:country="FR" officeooo:rsid="000614a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ravelly</text:h>
      <text:h text:style-name="P2" text:outline-level="2">Description</text:h>
      <text:p text:style-name="P10">L’entreprise TRAVELLY fait appel à vous afin de développer son activité. TRAVELLY est une agence de voyage qui aide ses clients à booker des voyages organisés à travers le monde depuis 2001. </text:p>
      <text:p text:style-name="P10">Basée à Montpellier, l’entreprise travaille à 40% auprès d’une clientèle locale (Occitanie) et le reste est une clientèle qui les contacte par téléphone ou via leur site web. Madame Julie CASTEL et Monsieur Romain FAURE sont associés depuis la création de l’entreprise, à parts égales. Ils supervisent 4 salariés : </text:p>
      <text:p text:style-name="P10">- 1 commercial qui se charge des partenariats avec les hôtels, les compagnies aériennes, et qui démarche en parallèle des prospects</text:p>
      <text:p text:style-name="P10">- 2 chargés de clientèle qui répondent aux besoins des clients</text:p>
      <text:p text:style-name="P10">- 1 alternant pour la communication</text:p>
      <text:p text:style-name="P10"/>
      <text:p text:style-name="P10"><text:span text:style-name="T5">L’agence à connu un</text:span> déclin en raison de la montée en puissance des plateformes de réservation en ligne. <text:span text:style-name="T5">I</text:span>nternet a permis aux consommateurs de rechercher, comparer et réserver directement leurs voyages en ligne, contournant ainsi les services traditionnels des agences. </text:p>
      <text:h text:style-name="P3" text:outline-level="2"><text:bookmark text:name="docs-internal-guid-5d815850-7fff-b408-6d5e-922a4b57022f"/>Idées/solutions</text:h>
      <text:list text:style-name="L1">
        <text:list-item>
          <text:p text:style-name="P11">Voyages thématiques - avec option guide touristique</text:p>
          <text:list>
            <text:list-item>
              <text:p text:style-name="P11">chez le père noël | Suède, Norvège, Finlande </text:p>
            </text:list-item>
            <text:list-item>
              <text:p text:style-name="P11">Découverte des Indiens | Californie, Utah, Nevada, …</text:p>
            </text:list-item>
            <text:list-item>
              <text:p text:style-name="P11">Sur les mers des pirates | La Havane, Nassau, …</text:p>
            </text:list-item>
            <text:list-item>
              <text:p text:style-name="P11">Voyage pour des activités (tennis, golf,...)</text:p>
            </text:list-item>
          </text:list>
        </text:list-item>
        <text:list-item>
          <text:p text:style-name="P11">filtre en fonction du budget, roadtrip ou autre, </text:p>
        </text:list-item>
        <text:list-item>
          <text:p text:style-name="P11">partager expérience des utilisateurs et leurs voyages</text:p>
        </text:list-item>
        <text:list-item>
          <text:p text:style-name="P11">refonte massive du site</text:p>
        </text:list-item>
        <text:list-item>
          <text:p text:style-name="P11">Mails ( voyages dernières minutes et voyages en lien avec des évènements)</text:p>
        </text:list-item>
        <text:list-item>
          <text:p text:style-name="P12"><text:span text:style-name="T6">Faire un site avec réservation!</text:span></text:p>
        </text:list-item>
      </text:list>
      <text:h text:style-name="P4" text:outline-level="2"><text:span text:style-name="T7">Compétences</text:span></text:h>
      <text:p text:style-name="P5"><text:span text:style-name="T3">Répondre aux incidents et aux demandes d’assistance et d’évolution</text:span></text:p>
      <text:p text:style-name="P8"><text:span text:style-name="T1">Les clients ayant des blocages quant à leur évolution, nous avons eu comme travail de nous intéresser à l’historique de la marque afin de leur permettre d’évoluer en adéquation avec leur nouvelle identité</text:span></text:p>
      <text:p text:style-name="P7"><text:span text:style-name="T1"/></text:p>
      <text:p text:style-name="P5"><text:span text:style-name="T3">Travailler en mode projet</text:span></text:p>
      <text:p text:style-name="P7"><text:span text:style-name="T1">Étant dans une équipe de travail de </text:span><text:span text:style-name="T2">2</text:span><text:span text:style-name="T1">, </text:span></text:p>
      <text:p text:style-name="P6"><text:span text:style-name="T1"/></text:p>
      <text:p text:style-name="P5"><text:span text:style-name="T3">Organiser son développement professionnel</text:span></text:p>
      <text:p text:style-name="P9"><text:span text:style-name="T1">Pour sécuriser notre base de données nous avons fait des recherches sur comment hasher et saler les données sensible des clien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6T14:01:02.810000000</meta:creation-date>
    <dc:date>2024-03-26T16:33:26.523000000</dc:date>
    <meta:editing-duration>PT2H32M23S</meta:editing-duration>
    <meta:editing-cycles>1</meta:editing-cycles>
    <meta:document-statistic meta:table-count="0" meta:image-count="0" meta:object-count="0" meta:page-count="2" meta:paragraph-count="26" meta:word-count="328" meta:character-count="2030" meta:non-whitespace-character-count="1732"/>
    <meta:generator>LibreOffice/7.6.0.3$Windows_X86_64 LibreOffice_project/69edd8b8ebc41d00b4de3915dc82f8f0fc3b6265</meta:generator>
  </office:meta>
</office:document-meta>
</file>